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enlo" svg:font-family="Menlo, Consolas, 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line-height="140%" fo:text-indent="0cm" style:auto-text-indent="false" fo:padding="0cm" fo:border="none"/>
    </style:style>
    <style:style style:name="T1" style:family="text">
      <style:text-properties fo:font-variant="normal" fo:text-transform="none" fo:color="#00008b" style:font-name="Menlo" fo:font-size="9.75pt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000000" style:font-name="Menlo" fo:font-size="9.75pt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b91af" style:font-name="Menlo" fo:font-size="9.75pt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800000" style:font-name="Menlo" fo:font-size="9.75pt" fo:font-style="normal" fo:font-weight="normal" fo:background-color="#eff0f1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057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777189" text:style-name="L1">
        <text:list-item>
          <text:p text:style-name="P1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HelloWorld</text:span></text:span><text:span text:style-name="Source_20_Text"><text:span text:style-name="T2"> {</text:span></text:span></text:p>
        </text:list-item>
        <text:list-item>
          <text:p text:style-name="P1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stat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main(</text:span></text:span><text:span text:style-name="Source_20_Text"><text:span text:style-name="T3">String</text:span></text:span><text:span text:style-name="Source_20_Text"><text:span text:style-name="T2">[] args) {</text:span></text:span></text:p>
        </text:list-item>
        <text:list-item>
          <text:p text:style-name="P1"><text:span text:style-name="Source_20_Text"><text:span text:style-name="T3">System</text:span></text:span><text:span text:style-name="Source_20_Text"><text:span text:style-name="T2">.</text:span></text:span><text:span text:style-name="Source_20_Text"><text:span text:style-name="T1">out</text:span></text:span><text:span text:style-name="Source_20_Text"><text:span text:style-name="T2">.println(</text:span></text:span><text:span text:style-name="Source_20_Text"><text:span text:style-name="T4">"Hello, World!"</text:span></text:span><text:span text:style-name="Source_20_Text"><text:span text:style-name="T2">); </text:span></text:span></text:p>
        </text:list-item>
        <text:list-item>
          <text:p text:style-name="P1"><text:span text:style-name="Source_20_Text"><text:span text:style-name="T2">}</text:span></text:span></text:p>
        </text:list-item>
        <text:list-item>
          <text:p text:style-name="P1"><text:span text:style-name="Source_20_Text"><text:span text:style-name="T2">}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enlo" svg:font-family="Menlo, Consolas, 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2T17:06:42.881851010</meta:creation-date>
    <dc:date>2019-10-02T17:07:34.429885581</dc:date>
    <meta:editing-duration>PT54S</meta:editing-duration>
    <meta:editing-cycles>1</meta:editing-cycles>
    <meta:document-statistic meta:table-count="0" meta:image-count="0" meta:object-count="0" meta:page-count="1" meta:paragraph-count="5" meta:word-count="18" meta:character-count="107" meta:non-whitespace-character-count="98"/>
    <meta:generator>LibreOffice/6.3.2.2$Linux_X86_64 LibreOffice_project/6ef07f465637457f02af629369e2cc3d3a40bb23</meta:generator>
  </office:meta>
</office:document-meta>
</file>